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RMD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CD</text:p>
          </table:table-cell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D</text:p>
          </table:table-cell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1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shop directory that incorporates sale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  <table:table table:name="Sprint_#3" table:style-name="ta2"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2" table:style-name="ce3"/>
          <table:table-cell table:style-name="ce3">
            <draw:frame draw:z-index="1" draw:id="id3" draw:style-name="a4" draw:name="Chart 1" svg:x="0.88542in" svg:y="0.03125in" svg:width="4.55208in" svg:height="2.2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10:00:00" table:style-name="ce50">
            <text:p>4/11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8" table:formula="of:=[.B6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8" table:formula="of:=[.B7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8" table:formula="of:=[.B8]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M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Create GUI dialog that allows user to create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MT</text:p>
          </table:table-cell>
          <table:table-cell office:value-type="string" table:style-name="ce34">
            <text:p>RM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dialog interface creates a new robot model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displays the catalog of robot model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VCT</text:p>
          </table:table-cell>
          <table:table-cell office:value-type="string" table:style-name="ce34">
            <text:p>C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ll robot models can be view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</text:p>
          </table:table-cell>
          <table:table-cell office:value-type="string" table:style-name="ce34">
            <text:p>A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GUI dialog that allows user to create new sales associat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AT</text:p>
          </table:table-cell>
          <table:table-cell office:value-type="string" table:style-name="ce34">
            <text:p>AS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a new sales associate can be created via GUI dialog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Refactor data persistance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RD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CLI regression test to create and load save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14" table:style-name="ro2">
          <table:table-cell table:number-columns-repeated="8" table:style-name="ce34"/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Warren Smith</dc:creator>
    <meta:creation-date>2016-03-21T22:16:37Z</meta:creation-date>
    <dc:date>2017-04-11T02:15:08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496850393701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#2.$B$7:.$B$13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164.25pt" svg:width="327.7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Day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Tasks</text:p>
            </chart:title>
            <chart:grid chart:class="major" chart:style-name="GMa1"/>
          </chart:axis>
          <chart:series chart:values-cell-range-address="Sprint_#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